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8.737cm" svg:y="1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527cm" svg:y="1.5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09cm" svg:y1="1.587cm" svg:x2="6.409cm" svg:y2="2.609cm">
          <text:p/>
        </draw:line>
        <draw:frame draw:style-name="gr3" draw:text-style-name="P3" draw:layer="layout" svg:width="0.853cm" svg:height="0.962cm" svg:x="5.531cm" svg:y="1.585cm">
          <draw:text-box>
            <text:p>a</text:p>
          </draw:text-box>
        </draw:frame>
        <draw:custom-shape draw:style-name="gr4" draw:text-style-name="P4" draw:layer="layout" svg:width="0.204cm" svg:height="0.204cm" svg:x="6.818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57cm" svg:y1="2.125cm" svg:x2="8.702cm" svg:y2="2.125cm">
          <text:p/>
        </draw:line>
        <draw:frame draw:style-name="gr6" draw:text-style-name="P3" draw:layer="layout" svg:width="1.548cm" svg:height="0.962cm" svg:x="3.932cm" svg:y="1.185cm">
          <draw:text-box>
            <text:p>x = </text:p>
          </draw:text-box>
        </draw:frame>
        <draw:line draw:style-name="gr2" draw:text-style-name="P2" draw:layer="layout" svg:x1="9.619cm" svg:y1="1.588cm" svg:x2="9.619cm" svg:y2="2.61cm">
          <text:p/>
        </draw:line>
        <draw:frame draw:style-name="gr3" draw:text-style-name="P3" draw:layer="layout" svg:width="0.853cm" svg:height="0.962cm" svg:x="8.741cm" svg:y="1.586cm">
          <draw:text-box>
            <text:p>b</text:p>
          </draw:text-box>
        </draw:frame>
        <draw:custom-shape draw:style-name="gr1" draw:text-style-name="P1" draw:layer="layout" svg:width="1.84cm" svg:height="1.022cm" svg:x="8.685cm" svg:y="4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475cm" svg:y="4.17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57cm" svg:y1="4.177cm" svg:x2="6.357cm" svg:y2="5.199cm">
          <text:p/>
        </draw:line>
        <draw:frame draw:style-name="gr7" draw:text-style-name="P3" xml:id="id2" draw:id="id2" draw:layer="layout" svg:width="0.82cm" svg:height="0.962cm" svg:x="5.479cm" svg:y="4.175cm">
          <draw:text-box>
            <text:p>c</text:p>
          </draw:text-box>
        </draw:frame>
        <draw:custom-shape draw:style-name="gr4" draw:text-style-name="P4" draw:layer="layout" svg:width="0.204cm" svg:height="0.204cm" svg:x="6.766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05cm" svg:y1="4.715cm" svg:x2="8.65cm" svg:y2="4.715cm">
          <text:p/>
        </draw:line>
        <draw:frame draw:style-name="gr6" draw:text-style-name="P3" draw:layer="layout" svg:width="1.548cm" svg:height="0.962cm" svg:x="3.88cm" svg:y="4.175cm">
          <draw:text-box>
            <text:p>y = </text:p>
          </draw:text-box>
        </draw:frame>
        <draw:line draw:style-name="gr2" draw:text-style-name="P2" draw:layer="layout" svg:x1="9.567cm" svg:y1="4.178cm" svg:x2="9.567cm" svg:y2="5.2cm">
          <text:p/>
        </draw:line>
        <draw:frame draw:style-name="gr3" draw:text-style-name="P3" draw:layer="layout" svg:width="0.853cm" svg:height="0.962cm" svg:x="8.689cm" svg:y="4.176cm">
          <draw:text-box>
            <text:p>d</text:p>
          </draw:text-box>
        </draw:frame>
        <draw:line draw:style-name="gr2" draw:text-style-name="P2" draw:layer="layout" svg:x1="9.559cm" svg:y1="4.177cm" svg:x2="10.524cm" svg:y2="5.193cm">
          <text:p/>
        </draw:line>
        <draw:frame draw:style-name="gr6" draw:text-style-name="P3" draw:layer="layout" svg:width="1.548cm" svg:height="0.962cm" svg:x="3.897cm" svg:y="1.952cm">
          <draw:text-box>
            <text:p>z = </text:p>
          </draw:text-box>
        </draw:frame>
        <draw:custom-shape draw:style-name="gr4" draw:text-style-name="P4" xml:id="id1" draw:id="id1" draw:layer="layout" svg:width="0.204cm" svg:height="0.204cm" svg:x="10.019cm" svg:y="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10.223cm" svg:y1="2.099cm" svg:x2="5.889cm" svg:y2="4.175cm" draw:start-shape="id1" draw:start-glue-point="10" draw:end-shape="id2" draw:end-glue-point="0" svg:d="M10223 2099c753 0 628 545-644 695s-3690-98-3690 1381" svg:viewBox="0 0 4800 20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32:04.976209533</meta:creation-date>
    <dc:date>2023-01-08T00:44:46.073730103</dc:date>
    <meta:editing-duration>PT11M36S</meta:editing-duration>
    <meta:editing-cycles>2</meta:editing-cycles>
    <meta:generator>LibreOffice/7.0.4.2$Linux_X86_64 LibreOffice_project/00$Build-2</meta:generator>
    <meta:document-statistic meta:object-count="22"/>
  </office:meta>
</office:document-meta>
</file>